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2569" calcext:value-type="float">
            <text:p>12569</text:p>
          </table:table-cell>
          <table:table-cell table:formula="of:=SUM([.F2:.F163])" office:value-type="float" office:value="76" calcext:value-type="float">
            <text:p>76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4235" calcext:value-type="float">
            <text:p>2423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8])" office:value-type="float" office:value="47" calcext:value-type="float">
            <text:p>47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8])" office:value-type="float" office:value="24235" calcext:value-type="float">
            <text:p>24235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2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3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5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26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27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8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9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0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1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2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3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4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5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6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7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8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9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0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1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2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3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5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6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7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8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0:24:42.7322221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4T00:25:32.623911679</dc:date>
    <meta:editing-duration>PT7H11M10S</meta:editing-duration>
    <meta:editing-cycles>56</meta:editing-cycles>
    <meta:generator>LibreOffice/4.3.3.2$Linux_X86_64 LibreOffice_project/430m0$Build-2</meta:generator>
    <dc:creator>Marcelo Diniz</dc:creator>
    <meta:document-statistic meta:table-count="3" meta:cell-count="17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Cálculos.H165:Cálculos.H165 Cálculos.F165:Cálculos.F165</svg:desc>
                </draw:g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2569">
                <text:p>125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